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67"/>SNU developer log day 467</text:h>
      <text:p text:style-name="P1">I am really close to finishing the current external entry page. Today, I did the last of the daily update log entries (I wasn't planning for it to line up directly with an even number divisible by 10) developer log entries will take a while longer still, and there are a few extra update log entries (pre-3.0.4 entries) but it should barely take that much time to finish.</text:p>
      <text:p text:style-name="P1">I have been making lots of progress on my other projects, I hope to keep this new schedule going. I woke up a few hours earlier today and got a lot more done. Today was a decent day for development, decent because I finally finished part of the export project.</text:p>
      <text:p text:style-name="Text_20_body"><text:span text:style-name="T1">Sean Patrick Myrick on May 11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7:40:01.133000000</meta:creation-date>
    <dc:date>2020-05-12T17:40:20.297000000</dc:date>
    <meta:editing-duration>PT19S</meta:editing-duration>
    <meta:editing-cycles>1</meta:editing-cycles>
    <meta:document-statistic meta:table-count="0" meta:image-count="0" meta:object-count="0" meta:page-count="1" meta:paragraph-count="4" meta:word-count="130" meta:character-count="692" meta:non-whitespace-character-count="566"/>
    <meta:generator>LibreOffice/6.1.2.1$Windows_X86_64 LibreOffice_project/65905a128db06ba48db947242809d14d3f9a93fe</meta:generator>
  </office:meta>
</office:document-meta>
</file>